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6.006cm" fo:min-width="22.614cm"/>
    </style:style>
    <style:style style:name="gr2" style:family="graphic" style:parent-style-name="standard">
      <style:graphic-properties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8.009cm"/>
    </style:style>
    <style:style style:name="gr4" style:family="graphic" style:parent-style-name="standard">
      <style:graphic-properties draw:textarea-horizontal-align="justify" draw:textarea-vertical-align="middle" draw:auto-grow-height="false" fo:min-height="0.42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7.94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114cm" svg:height="16.256cm" svg:x="2.016cm" svg:y="3.794cm">
          <text:p text:style-name="P1">System Boundry</text:p>
          <draw:enhanced-geometry svg:viewBox="0 0 21600 21600" draw:type="rectangle" draw:enhanced-path="M 0 0 L 21600 0 21600 21600 0 21600 0 0 Z N"/>
        </draw:custom-shape>
        <draw:custom-shape draw:style-name="gr2" draw:layer="layout" svg:width="9.656cm" svg:height="1.463cm" svg:x="1.019cm" svg:y="1.039cm">
          <text:p>TaxGen Component Diagram</text:p>
          <draw:enhanced-geometry svg:viewBox="0 0 21600 21600" draw:glue-points="10800 0 0 10800 10800 21600 21600 10800" draw:text-areas="0 0 21600 ?f11" draw:type="paper" draw:modifiers="14113.739305485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3" draw:text-style-name="P1" draw:layer="layout" svg:width="8.509cm" svg:height="2.413cm" svg:x="9.509cm" svg:y="6.08cm">
            <text:p text:style-name="P1">Client Database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0.387cm" svg:height="0.673cm" svg:x="17.269cm" svg:y="6.29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281cm" svg:height="0.169cm" svg:x="17.129cm" svg:y="6.38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281cm" svg:height="0.168cm" svg:x="17.129cm" svg:y="6.68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" draw:text-style-name="P1" draw:layer="layout" svg:width="8.448cm" svg:height="2.413cm" svg:x="2.27cm" svg:y="11.18cm">
          <text:p text:style-name="P1">Client 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85cm" svg:height="0.673cm" svg:x="9.974cm" svg:y="11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279cm" svg:height="0.169cm" svg:x="9.835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279cm" svg:height="0.168cm" svg:x="9.835cm" svg:y="11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draw:layer="layout" svg:width="8.509cm" svg:height="2.413cm" svg:x="9.509cm" svg:y="15.08cm">
            <text:p text:style-name="P1">Government Work</text:p>
            <text:p text:style-name="P1">UI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0.387cm" svg:height="0.673cm" svg:x="17.269cm" svg:y="15.29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281cm" svg:height="0.169cm" svg:x="17.129cm" svg:y="15.38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281cm" svg:height="0.168cm" svg:x="17.129cm" svg:y="15.68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" draw:text-style-name="P1" draw:layer="layout" svg:width="8.509cm" svg:height="2.413cm" svg:x="16.309cm" svg:y="11.08cm">
            <text:p text:style-name="P1">Bank Server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0.387cm" svg:height="0.673cm" svg:x="24.069cm" svg:y="11.29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281cm" svg:height="0.169cm" svg:x="23.929cm" svg:y="11.38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281cm" svg:height="0.168cm" svg:x="23.929cm" svg:y="11.684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32.936206074</meta:creation-date>
    <dc:date>2018-03-01T21:42:54.045254319</dc:date>
    <meta:editing-duration>PT42M9S</meta:editing-duration>
    <meta:editing-cycles>5</meta:editing-cycles>
    <meta:generator>LibreOffice/6.0.1.1$Linux_X86_64 LibreOffice_project/00m0$Build-1</meta:generator>
    <meta:document-statistic meta:object-count="24"/>
  </office:meta>
</office:document-meta>
</file>